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hu" fo:country="HU" officeooo:paragraph-rsid="0073967a"/>
    </style:style>
    <style:style style:name="P2" style:family="paragraph" style:parent-style-name="First_20_line_20_indent">
      <style:text-properties fo:language="hu" fo:country="HU" officeooo:rsid="00981069" officeooo:paragraph-rsid="00c50fcb"/>
    </style:style>
    <style:style style:name="P3" style:family="paragraph" style:parent-style-name="First_20_line_20_indent">
      <style:text-properties fo:language="hu" fo:country="HU" officeooo:rsid="00949bc0" officeooo:paragraph-rsid="00949bc0"/>
    </style:style>
    <style:style style:name="P4" style:family="paragraph" style:parent-style-name="First_20_line_20_indent">
      <style:text-properties fo:language="hu" fo:country="HU" officeooo:rsid="00a9d8cc" officeooo:paragraph-rsid="00a9d8cc"/>
    </style:style>
    <style:style style:name="P5" style:family="paragraph" style:parent-style-name="First_20_line_20_indent">
      <style:text-properties fo:language="hu" fo:country="HU" officeooo:rsid="00aa2389" officeooo:paragraph-rsid="00aa2389"/>
    </style:style>
    <style:style style:name="P6" style:family="paragraph" style:parent-style-name="First_20_line_20_indent">
      <style:text-properties fo:language="hu" fo:country="HU" officeooo:rsid="00b532d0" officeooo:paragraph-rsid="00b532d0"/>
    </style:style>
    <style:style style:name="P7" style:family="paragraph" style:parent-style-name="First_20_line_20_indent">
      <style:text-properties fo:language="hu" fo:country="HU" officeooo:rsid="00c80fb1" officeooo:paragraph-rsid="00c80fb1"/>
    </style:style>
    <style:style style:name="P8" style:family="paragraph" style:parent-style-name="Preformatted_20_Text">
      <style:text-properties fo:language="hu" fo:country="HU"/>
    </style:style>
    <style:style style:name="P9" style:family="paragraph" style:parent-style-name="Preformatted_20_Text">
      <style:text-properties fo:language="hu" fo:country="HU" officeooo:paragraph-rsid="00ab5186"/>
    </style:style>
    <style:style style:name="P10" style:family="paragraph" style:parent-style-name="Preformatted_20_Text">
      <style:text-properties fo:language="hu" fo:country="HU" officeooo:rsid="00b73380" officeooo:paragraph-rsid="00b73380"/>
    </style:style>
    <style:style style:name="P11" style:family="paragraph" style:parent-style-name="Preformatted_20_Text">
      <style:text-properties fo:language="hu" fo:country="HU" officeooo:paragraph-rsid="00cd048f"/>
    </style:style>
    <style:style style:name="P12" style:family="paragraph" style:parent-style-name="Endnote">
      <style:paragraph-properties fo:margin-left="0cm" fo:margin-right="0cm" fo:text-indent="0cm" style:auto-text-indent="false"/>
    </style:style>
    <style:style style:name="P13" style:family="paragraph" style:parent-style-name="Endnote">
      <style:text-properties officeooo:paragraph-rsid="011da50d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officeooo:rsid="00d88dd6" officeooo:paragraph-rsid="00d88dd6"/>
    </style:style>
    <style:style style:name="P15" style:family="paragraph" style:parent-style-name="First_20_line_20_indent">
      <style:paragraph-properties fo:margin-left="0cm" fo:margin-right="0cm" fo:text-indent="0cm" style:auto-text-indent="false"/>
      <style:text-properties officeooo:rsid="00e36d80" officeooo:paragraph-rsid="00e36d80"/>
    </style:style>
    <style:style style:name="P16" style:family="paragraph" style:parent-style-name="First_20_line_20_indent">
      <style:text-properties officeooo:rsid="00ed1546" officeooo:paragraph-rsid="00ed1546"/>
    </style:style>
    <style:style style:name="P17" style:family="paragraph" style:parent-style-name="First_20_line_20_indent">
      <style:text-properties officeooo:rsid="00f6ea4f" officeooo:paragraph-rsid="00f6ea4f"/>
    </style:style>
    <style:style style:name="P18" style:family="paragraph" style:parent-style-name="First_20_line_20_indent">
      <style:paragraph-properties fo:margin-left="0cm" fo:margin-right="0cm" fo:text-indent="0cm" style:auto-text-indent="false"/>
      <style:text-properties officeooo:rsid="00fcf8bd" officeooo:paragraph-rsid="00fcf8bd"/>
    </style:style>
    <style:style style:name="P19" style:family="paragraph" style:parent-style-name="First_20_line_20_indent">
      <style:text-properties officeooo:paragraph-rsid="010fd299"/>
    </style:style>
    <style:style style:name="P20" style:family="paragraph" style:parent-style-name="First_20_line_20_indent">
      <style:text-properties officeooo:rsid="01131449" officeooo:paragraph-rsid="01131449"/>
    </style:style>
    <style:style style:name="P21" style:family="paragraph" style:parent-style-name="First_20_line_20_indent">
      <style:paragraph-properties fo:margin-left="0cm" fo:margin-right="0cm" fo:text-indent="0cm" style:auto-text-indent="false"/>
      <style:text-properties officeooo:rsid="013b572f" officeooo:paragraph-rsid="013b572f"/>
    </style:style>
    <style:style style:name="P22" style:family="paragraph" style:parent-style-name="First_20_line_20_indent">
      <style:text-properties officeooo:rsid="015a6c36" officeooo:paragraph-rsid="015a6c36"/>
    </style:style>
    <style:style style:name="P23" style:family="paragraph" style:parent-style-name="First_20_line_20_indent">
      <style:text-properties officeooo:rsid="015d7925" officeooo:paragraph-rsid="015d7925"/>
    </style:style>
    <style:style style:name="P24" style:family="paragraph" style:parent-style-name="First_20_line_20_indent">
      <style:text-properties officeooo:rsid="01636b86" officeooo:paragraph-rsid="01636b86"/>
    </style:style>
    <style:style style:name="P25" style:family="paragraph" style:parent-style-name="Preformatted_20_Text">
      <style:text-properties officeooo:rsid="00c95aa7" officeooo:paragraph-rsid="00c95aa7"/>
    </style:style>
    <style:style style:name="P26" style:family="paragraph" style:parent-style-name="Preformatted_20_Text">
      <style:text-properties officeooo:rsid="00cabd38" officeooo:paragraph-rsid="00cabd38"/>
    </style:style>
    <style:style style:name="P27" style:family="paragraph" style:parent-style-name="Preformatted_20_Text">
      <style:text-properties officeooo:rsid="00cabd38" officeooo:paragraph-rsid="00ccafc5"/>
    </style:style>
    <style:style style:name="P28" style:family="paragraph" style:parent-style-name="Preformatted_20_Text">
      <style:text-properties officeooo:rsid="00cabd38" officeooo:paragraph-rsid="00d5bda2"/>
    </style:style>
    <style:style style:name="P29" style:family="paragraph" style:parent-style-name="Preformatted_20_Text">
      <style:text-properties officeooo:rsid="01177a13" officeooo:paragraph-rsid="01177a13"/>
    </style:style>
    <style:style style:name="P30" style:family="paragraph" style:parent-style-name="Heading_20_1">
      <style:text-properties fo:language="hu" fo:country="HU"/>
    </style:style>
    <style:style style:name="P31" style:family="paragraph" style:parent-style-name="Heading_20_2">
      <style:text-properties fo:language="hu" fo:country="HU"/>
    </style:style>
    <style:style style:name="P32" style:family="paragraph" style:parent-style-name="Heading_20_2">
      <style:text-properties fo:language="hu" fo:country="HU" officeooo:rsid="00981069" officeooo:paragraph-rsid="00981069"/>
    </style:style>
    <style:style style:name="P33" style:family="paragraph" style:parent-style-name="Heading_20_3">
      <style:text-properties officeooo:paragraph-rsid="00fe40c5"/>
    </style:style>
    <style:style style:name="P34" style:family="paragraph" style:parent-style-name="Heading_20_3">
      <style:text-properties fo:language="hu" fo:country="HU" officeooo:rsid="00aa2389" officeooo:paragraph-rsid="00aa2389"/>
    </style:style>
    <style:style style:name="T1" style:family="text">
      <style:text-properties officeooo:rsid="006619d4"/>
    </style:style>
    <style:style style:name="T2" style:family="text">
      <style:text-properties officeooo:rsid="00949bc0"/>
    </style:style>
    <style:style style:name="T3" style:family="text">
      <style:text-properties officeooo:rsid="0094eb69"/>
    </style:style>
    <style:style style:name="T4" style:family="text">
      <style:text-properties officeooo:rsid="00969013"/>
    </style:style>
    <style:style style:name="T5" style:family="text">
      <style:text-properties officeooo:rsid="00981069"/>
    </style:style>
    <style:style style:name="T6" style:family="text">
      <style:text-properties officeooo:rsid="00983f01"/>
    </style:style>
    <style:style style:name="T7" style:family="text">
      <style:text-properties officeooo:rsid="00999df4"/>
    </style:style>
    <style:style style:name="T8" style:family="text">
      <style:text-properties officeooo:rsid="009a0080"/>
    </style:style>
    <style:style style:name="T9" style:family="text">
      <style:text-properties officeooo:rsid="009b64e3"/>
    </style:style>
    <style:style style:name="T10" style:family="text">
      <style:text-properties officeooo:rsid="009cd47d"/>
    </style:style>
    <style:style style:name="T11" style:family="text">
      <style:text-properties officeooo:rsid="009f016f"/>
    </style:style>
    <style:style style:name="T12" style:family="text">
      <style:text-properties officeooo:rsid="00a50b06"/>
    </style:style>
    <style:style style:name="T13" style:family="text">
      <style:text-properties officeooo:rsid="00a69d1d"/>
    </style:style>
    <style:style style:name="T14" style:family="text">
      <style:text-properties officeooo:rsid="00ab5186"/>
    </style:style>
    <style:style style:name="T15" style:family="text">
      <style:text-properties officeooo:rsid="00ae233a"/>
    </style:style>
    <style:style style:name="T16" style:family="text">
      <style:text-properties officeooo:rsid="00aee905"/>
    </style:style>
    <style:style style:name="T17" style:family="text">
      <style:text-properties officeooo:rsid="00b5f585"/>
    </style:style>
    <style:style style:name="T18" style:family="text">
      <style:text-properties officeooo:rsid="00b74493"/>
    </style:style>
    <style:style style:name="T19" style:family="text">
      <style:text-properties officeooo:rsid="00b7a0dc"/>
    </style:style>
    <style:style style:name="T20" style:family="text">
      <style:text-properties officeooo:rsid="00bb5328"/>
    </style:style>
    <style:style style:name="T21" style:family="text">
      <style:text-properties officeooo:rsid="00bc8374"/>
    </style:style>
    <style:style style:name="T22" style:family="text">
      <style:text-properties officeooo:rsid="00c0b28c"/>
    </style:style>
    <style:style style:name="T23" style:family="text">
      <style:text-properties officeooo:rsid="00c0e92a"/>
    </style:style>
    <style:style style:name="T24" style:family="text">
      <style:text-properties officeooo:rsid="00c3ecc8"/>
    </style:style>
    <style:style style:name="T25" style:family="text">
      <style:text-properties officeooo:rsid="00c4b9f6"/>
    </style:style>
    <style:style style:name="T26" style:family="text">
      <style:text-properties officeooo:rsid="00c50fcb"/>
    </style:style>
    <style:style style:name="T27" style:family="text">
      <style:text-properties officeooo:rsid="00c673a1"/>
    </style:style>
    <style:style style:name="T28" style:family="text">
      <style:text-properties officeooo:rsid="00ccafc5"/>
    </style:style>
    <style:style style:name="T29" style:family="text">
      <style:text-properties officeooo:rsid="00cd048f"/>
    </style:style>
    <style:style style:name="T30" style:family="text">
      <style:text-properties officeooo:rsid="00ce3561"/>
    </style:style>
    <style:style style:name="T31" style:family="text">
      <style:text-properties officeooo:rsid="00cf2edc"/>
    </style:style>
    <style:style style:name="T32" style:family="text">
      <style:text-properties officeooo:rsid="00d00abc"/>
    </style:style>
    <style:style style:name="T33" style:family="text">
      <style:text-properties officeooo:rsid="00d16a00"/>
    </style:style>
    <style:style style:name="T34" style:family="text">
      <style:text-properties officeooo:rsid="00d1d607"/>
    </style:style>
    <style:style style:name="T35" style:family="text">
      <style:text-properties officeooo:rsid="00d33914"/>
    </style:style>
    <style:style style:name="T36" style:family="text">
      <style:text-properties officeooo:rsid="00d4342c"/>
    </style:style>
    <style:style style:name="T37" style:family="text">
      <style:text-properties officeooo:rsid="00d5bda2"/>
    </style:style>
    <style:style style:name="T38" style:family="text">
      <style:text-properties officeooo:rsid="00d88dd6"/>
    </style:style>
    <style:style style:name="T39" style:family="text">
      <style:text-properties officeooo:rsid="00da33f1"/>
    </style:style>
    <style:style style:name="T40" style:family="text">
      <style:text-properties officeooo:rsid="00ddbf88"/>
    </style:style>
    <style:style style:name="T41" style:family="text">
      <style:text-properties officeooo:rsid="00df61ab"/>
    </style:style>
    <style:style style:name="T42" style:family="text">
      <style:text-properties officeooo:rsid="00e021a0"/>
    </style:style>
    <style:style style:name="T43" style:family="text">
      <style:text-properties officeooo:rsid="00e09bb8"/>
    </style:style>
    <style:style style:name="T44" style:family="text">
      <style:text-properties officeooo:rsid="00e45275"/>
    </style:style>
    <style:style style:name="T45" style:family="text">
      <style:text-properties officeooo:rsid="00e5f6be"/>
    </style:style>
    <style:style style:name="T46" style:family="text">
      <style:text-properties officeooo:rsid="00eb5274"/>
    </style:style>
    <style:style style:name="T47" style:family="text">
      <style:text-properties officeooo:rsid="00edbf5c"/>
    </style:style>
    <style:style style:name="T48" style:family="text">
      <style:text-properties officeooo:rsid="00edec41"/>
    </style:style>
    <style:style style:name="T49" style:family="text">
      <style:text-properties officeooo:rsid="00ef8c77"/>
    </style:style>
    <style:style style:name="T50" style:family="text">
      <style:text-properties officeooo:rsid="00f00978"/>
    </style:style>
    <style:style style:name="T51" style:family="text">
      <style:text-properties officeooo:rsid="00f11db8"/>
    </style:style>
    <style:style style:name="T52" style:family="text">
      <style:text-properties officeooo:rsid="00f29c0b"/>
    </style:style>
    <style:style style:name="T53" style:family="text">
      <style:text-properties officeooo:rsid="00f4efb1"/>
    </style:style>
    <style:style style:name="T54" style:family="text">
      <style:text-properties officeooo:rsid="00fac2e5"/>
    </style:style>
    <style:style style:name="T55" style:family="text">
      <style:text-properties officeooo:rsid="00fcf8bd"/>
    </style:style>
    <style:style style:name="T56" style:family="text">
      <style:text-properties officeooo:rsid="00fe40c5"/>
    </style:style>
    <style:style style:name="T57" style:family="text">
      <style:text-properties officeooo:rsid="00ff274b"/>
    </style:style>
    <style:style style:name="T58" style:family="text">
      <style:text-properties officeooo:rsid="00ff7e73"/>
    </style:style>
    <style:style style:name="T59" style:family="text">
      <style:text-properties officeooo:rsid="01014eb2"/>
    </style:style>
    <style:style style:name="T60" style:family="text">
      <style:text-properties officeooo:rsid="0105ec35"/>
    </style:style>
    <style:style style:name="T61" style:family="text">
      <style:text-properties officeooo:rsid="0108e9fa"/>
    </style:style>
    <style:style style:name="T62" style:family="text">
      <style:text-properties officeooo:rsid="010a92ce"/>
    </style:style>
    <style:style style:name="T63" style:family="text">
      <style:text-properties officeooo:rsid="010bdd9a"/>
    </style:style>
    <style:style style:name="T64" style:family="text">
      <style:text-properties officeooo:rsid="0111b239"/>
    </style:style>
    <style:style style:name="T65" style:family="text">
      <style:text-properties officeooo:rsid="01137251"/>
    </style:style>
    <style:style style:name="T66" style:family="text">
      <style:text-properties officeooo:rsid="01144e4d"/>
    </style:style>
    <style:style style:name="T67" style:family="text">
      <style:text-properties officeooo:rsid="01162679"/>
    </style:style>
    <style:style style:name="T68" style:family="text">
      <style:text-properties officeooo:rsid="01177a13"/>
    </style:style>
    <style:style style:name="T69" style:family="text">
      <style:text-properties officeooo:rsid="0117d2b9"/>
    </style:style>
    <style:style style:name="T70" style:family="text">
      <style:text-properties officeooo:rsid="0118ce7b"/>
    </style:style>
    <style:style style:name="T71" style:family="text">
      <style:text-properties officeooo:rsid="011974df"/>
    </style:style>
    <style:style style:name="T72" style:family="text">
      <style:text-properties officeooo:rsid="01240bcd"/>
    </style:style>
    <style:style style:name="T73" style:family="text">
      <style:text-properties officeooo:rsid="01263309"/>
    </style:style>
    <style:style style:name="T74" style:family="text">
      <style:text-properties officeooo:rsid="01272a1a"/>
    </style:style>
    <style:style style:name="T75" style:family="text">
      <style:text-properties officeooo:rsid="012b9560"/>
    </style:style>
    <style:style style:name="T76" style:family="text">
      <style:text-properties officeooo:rsid="012bb492"/>
    </style:style>
    <style:style style:name="T77" style:family="text">
      <style:text-properties officeooo:rsid="012cb4ec"/>
    </style:style>
    <style:style style:name="T78" style:family="text">
      <style:text-properties officeooo:rsid="012ec37a"/>
    </style:style>
    <style:style style:name="T79" style:family="text">
      <style:text-properties officeooo:rsid="0138ede9"/>
    </style:style>
    <style:style style:name="T80" style:family="text">
      <style:text-properties officeooo:rsid="013c8c97"/>
    </style:style>
    <style:style style:name="T81" style:family="text">
      <style:text-properties officeooo:rsid="013f25fd"/>
    </style:style>
    <style:style style:name="T82" style:family="text">
      <style:text-properties officeooo:rsid="0142c1a3"/>
    </style:style>
    <style:style style:name="T83" style:family="text">
      <style:text-properties officeooo:rsid="0142d648"/>
    </style:style>
    <style:style style:name="T84" style:family="text">
      <style:text-properties officeooo:rsid="01442a05"/>
    </style:style>
    <style:style style:name="T85" style:family="text">
      <style:text-properties officeooo:rsid="0147ec3b"/>
    </style:style>
    <style:style style:name="T86" style:family="text">
      <style:text-properties officeooo:rsid="01484b40"/>
    </style:style>
    <style:style style:name="T87" style:family="text">
      <style:text-properties officeooo:rsid="014b45f8"/>
    </style:style>
    <style:style style:name="T88" style:family="text">
      <style:text-properties officeooo:rsid="014bcaa2"/>
    </style:style>
    <style:style style:name="T89" style:family="text">
      <style:text-properties officeooo:rsid="014c95e8"/>
    </style:style>
    <style:style style:name="T90" style:family="text">
      <style:text-properties officeooo:rsid="014ebfb7"/>
    </style:style>
    <style:style style:name="T91" style:family="text">
      <style:text-properties officeooo:rsid="014ff8b6"/>
    </style:style>
    <style:style style:name="T92" style:family="text">
      <style:text-properties officeooo:rsid="01514ed0"/>
    </style:style>
    <style:style style:name="T93" style:family="text">
      <style:text-properties officeooo:rsid="0152dfe1"/>
    </style:style>
    <style:style style:name="T94" style:family="text">
      <style:text-properties officeooo:rsid="0152fe9c"/>
    </style:style>
    <style:style style:name="T95" style:family="text">
      <style:text-properties officeooo:rsid="0153b781"/>
    </style:style>
    <style:style style:name="T96" style:family="text">
      <style:text-properties officeooo:rsid="01558cbe"/>
    </style:style>
    <style:style style:name="T97" style:family="text">
      <style:text-properties officeooo:rsid="01586584"/>
    </style:style>
    <style:style style:name="T98" style:family="text">
      <style:text-properties officeooo:rsid="01586ab4"/>
    </style:style>
    <style:style style:name="T99" style:family="text">
      <style:text-properties officeooo:rsid="015a6c36"/>
    </style:style>
    <style:style style:name="T100" style:family="text">
      <style:text-properties officeooo:rsid="015b584a"/>
    </style:style>
    <style:style style:name="T101" style:family="text">
      <style:text-properties officeooo:rsid="015ba1d9"/>
    </style:style>
    <style:style style:name="T102" style:family="text">
      <style:text-properties officeooo:rsid="0160ac91"/>
    </style:style>
    <style:style style:name="T103" style:family="text">
      <style:text-properties officeooo:rsid="0165da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ncssor<text:span text:style-name="T1">os</text:span> sakk</text:p>
      <text:h text:style-name="P30" text:outline-level="1"><text:span text:style-name="T2">Sakkmotor d</text:span>okumentáció</text:h>
      <text:h text:style-name="P31" text:outline-level="2">Általános</text:h>
      <text:p text:style-name="P2">A sakkprogramok tradicionálisan kétféle működési elvvel rendelkeznek, a táblandexes és bittáblás ábrázolási móddal. Előbbi egészen intuitív és <text:span text:style-name="T6">könnyen kezelhető, utóbbi pedig sokkal hatékonyabb lehet </text:span><text:span text:style-name="T46">bizonyos optimalizációkkal</text:span><text:span text:style-name="T6">. </text:span><text:span text:style-name="T7">A táblaindex </text:span><text:span text:style-name="T8">megvalósítása sokféleképp lehetséges. A teljesen alap megoldás egy 8x8-as 2d tömb (vagy egy 64 elemű 1d tömb), azonban ennél sokkal kényelmesebb lehetőségeket kapunk kis áldozattal, ha inkább egy 10x10-es vagy 12x12-es (CLChess is ilyen) tömböt használunk, amiken egy vagy két biztonsági sáv található a tábla mellett. A lépésgeneráláskor ez a sáv „megfogja”, hogy lemenjünk a tábláról, és az esetleges túlindexelési hibákat is megszünteti. A bittábla ezzel szemben egy struktúra, amiben összesen 12db </text:span><text:span text:style-name="T9">(6 figuratípus a 2 színnek)</text:span><text:span text:style-name="T8"> 64 bites szám jellemzi a jelen táblaállást. </text:span><text:span text:style-name="T9">Az elv az, hogy a 64 bit mindegyike egy-egy mező, és ha az adott figura ott áll, a neki megfelelő változó adott bitje legyen 1. Emellett érdemes tárolni mellette a sáncolásra és az menet közbeni ütés (en passant) lehetőségre vonatkozó információkat. </text:span><text:span text:style-name="T26">Egy fontos különbség, hogy amíg a táblaindexes „lépésgenerálása” lépéseket alkot, addig bittáblásan csak egy újabb bittáblát tudunk közvetlenül előállítan</text:span><text:span text:style-name="T27">i.</text:span></text:p>
      <text:h text:style-name="P32" text:outline-level="2">Megvalósítás</text:h>
      <text:p text:style-name="P3">A <text:span text:style-name="T10">CLC</text:span>hess egy <text:span text:style-name="T3">külön</text:span> <text:span text:style-name="T3">szerkezeti egysége a </text:span><text:span text:style-name="T4">sakkmotor, </text:span><text:span text:style-name="T10">Hedgine,</text:span><text:span text:style-name="T4"> mely </text:span><text:span text:style-name="T5">szinte minden részében független a program további részétől. </text:span><text:span text:style-name="T10">A többi részen táblaindexes megoldás található, </text:span><text:span text:style-name="T11">azonban a motor ezt magának bittáblává alakítja, és azon dolgozik.</text:span></text:p>
      <text:h text:style-name="Heading_20_3" text:outline-level="3">A bittábla</text:h>
      <text:p text:style-name="P10">typedef unsigned long long <text:span text:style-name="T18">u64</text:span></text:p>
      <text:p text:style-name="P8"/>
      <text:p text:style-name="P8">typedef struct bitboard{</text:p>
      <text:p text:style-name="P8"><text:tab/>/* a1 = LSB</text:p>
      <text:p text:style-name="P8"><text:tab/> * =&gt; </text:p>
      <text:p text:style-name="P8"><text:tab/> * h8g8...h7g7f7...h1g1f1...c1b1a1 = 0000000...0000</text:p>
      <text:p text:style-name="P8"><text:tab/> */</text:p>
      <text:p text:style-name="P8"><text:tab/></text:p>
      <text:p text:style-name="P8"><text:tab/>u64 piece[12];</text:p>
      <text:p text:style-name="P8"><text:tab/><text:tab/></text:p>
      <text:p text:style-name="P8"><text:tab/>char castlerights; </text:p>
      <text:p text:style-name="P8"><text:tab/>/* als<text:span text:style-name="T29">ó</text:span> 4 bit <text:span text:style-name="T12">hordoz inf</text:span><text:span text:style-name="T29">ó</text:span><text:span text:style-name="T12">t. </text:span><text:span text:style-name="T13">Pl.</text:span>: 0000 0101 =&gt; </text:p>
      <text:p text:style-name="P8"><text:tab/> * 0 <text:s text:c="16"/>1 <text:s text:c="17"/>0 <text:s text:c="18"/>1 (LSB) </text:p>
      <text:p text:style-name="P11"><text:tab/> * <text:span text:style-name="T29">sötét</text:span> vez<text:span text:style-name="T29">é</text:span>roldal, <text:span text:style-name="T29">sötét</text:span> kir<text:span text:style-name="T29">á</text:span>lyoldal, <text:span text:style-name="T29">világos</text:span> vez<text:span text:style-name="T29">é</text:span>roldal, <text:span text:style-name="T29">világos</text:span> kir<text:span text:style-name="T29">á</text:span>lyoldal</text:p>
      <text:p text:style-name="P8"><text:tab/> */</text:p>
      <text:p text:style-name="P8"><text:tab/></text:p>
      <text:p text:style-name="P8"><text:tab/>u64 enpassanttarget;</text:p>
      <text:p text:style-name="P8"><text:tab/>u64 hashValue;</text:p>
      <text:p text:style-name="P8">}bitboard;</text:p>
      <text:p text:style-name="P4">A figurák sorrendje:</text:p>
      <text:p text:style-name="P8">typedef enum piecenums{</text:p>
      <text:p text:style-name="P8"><text:tab/>wking = 0,</text:p>
      <text:p text:style-name="P8"><text:tab/>wqueen = 1,</text:p>
      <text:p text:style-name="P8"><text:tab/>wrook = 2,</text:p>
      <text:p text:style-name="P8"><text:tab/>wbishop = 3,</text:p>
      <text:p text:style-name="P8"><text:tab/>wknight = 4,</text:p>
      <text:p text:style-name="P8"><text:tab/>wpawn = 5,</text:p>
      <text:p text:style-name="P8"><text:tab/>bking = 6,</text:p>
      <text:p text:style-name="P8"><text:tab/>bqueen = 7,</text:p>
      <text:p text:style-name="P8"><text:soft-page-break/><text:tab/>brook = 8,</text:p>
      <text:p text:style-name="P8"><text:tab/>bbishop = 9,</text:p>
      <text:p text:style-name="P8"><text:tab/>bknight = 10,</text:p>
      <text:p text:style-name="P8"><text:tab/>bpawn = 11</text:p>
      <text:p text:style-name="P8">}piecenums;</text:p>
      <text:p text:style-name="P5">A hashValue a kulcs, ami alapján az állás kikereshető egy hash táblából a keresés közben. Ehhez szükség van persze egy hash algoritmusra, <text:span text:style-name="T44">ezt </text:span><text:span text:style-name="T44"><text:bookmark-ref text:reference-format="text" text:ref-name="__RefHeading___Toc342_3491553982" loext:reference-language="hu">a Zobrist hashing</text:bookmark-ref></text:span><text:span text:style-name="T44"><text:s/></text:span><text:span text:style-name="T45">fejezetben</text:span><text:span text:style-name="T44"> található részletesen leírva.</text:span></text:p>
      <text:h text:style-name="Heading_20_3" text:outline-level="3">Lépésgenerálás</text:h>
      <text:p text:style-name="P16">A lépésgenerálásra <text:span text:style-name="T47">egy naiv módszert használ </text:span><text:span text:style-name="T48">az engine, ami elfogadható gyorsaságú. </text:span><text:span text:style-name="T49">Sokat gyorsíthatna ezen az ún. „magic bitboards” használata, amik egy nagy előre kiszámolt </text:span><text:span text:style-name="T50">adatbázisa a lehetséges figuramozgatásoknak. </text:span><text:span text:style-name="T51">Azonban a sakkmotor erejének nagy része nem a lépésgenerálás sebességéből jön</text:span><text:span text:style-name="T51"><text:note text:id="ftn1" text:note-class="endnote"><text:note-citation>1</text:note-citation><text:note-body><text:p text:style-name="Endnote"><text:a xlink:type="simple" xlink:href="https://www.youtube.com/watch?v=e_YrUvhXlEs" text:style-name="Internet_20_link" text:visited-style-name="Visited_20_Internet_20_Link">https://www.youtube.com/watch?v=e_YrUvhXlEs</text:a></text:p></text:note-body></text:note></text:span><text:span text:style-name="T51">, </text:span><text:span text:style-name="T52">hanem a keresés optimalizá</text:span><text:span text:style-name="T53">lá</text:span><text:span text:style-name="T52">sából, ez jövőbeli terv lehet inkább.</text:span></text:p>
      <text:p text:style-name="P24">Tesztelésre pár mások által tesztelt pozíció is alkalmas<text:note text:id="ftn2" text:note-class="endnote"><text:note-citation>2</text:note-citation><text:note-body><text:p text:style-name="Endnote"><text:a xlink:type="simple" xlink:href="https://www.chessprogramming.org/Perft_Results" text:style-name="Internet_20_link" text:visited-style-name="Visited_20_Internet_20_Link">https://www.chessprogramming.org/Perft_Results</text:a></text:p></text:note-body></text:note>, illetve a performance test (-perf) parancs.</text:p>
      <text:h text:style-name="Heading_20_3" text:outline-level="3">Lépések rendezése</text:h>
      <text:p text:style-name="P17">A keresés sebességének egy nagy csökkentését jelenti a lépések rendezése. Ez azt <text:s/>jelenti, hogy érdemes először az ütéseket keresni, mert ezekről hamar kiderül végletességük. <text:span text:style-name="T54">A program ezt statikusan oldja meg, nincs egy külön függvény rendezésre, hanem a szabályos lépéseket már úgy generálja, hogy először csak ütéseket és gyalogbevitelt, majd minden mást. </text:span></text:p>
      <text:h text:style-name="P33" text:outline-level="3">Keresés</text:h>
      <text:p text:style-name="First_20_line_20_indent">A program a Negamax algoritmust használja <text:span text:style-name="T56">alfa-béta levágással.</text:span> <text:span text:style-name="T56">Ez </text:span>a <text:span text:style-name="T59">M</text:span>ini<text:span text:style-name="T59">M</text:span>ax egy változata, ahol <text:span text:style-name="T56">azt használjuk ki, hogy min(a, b) </text:span><text:span text:style-name="T57">= -</text:span><text:span text:style-name="T58">max(-b, -a).</text:span></text:p>
      <text:p text:style-name="P19"><text:span text:style-name="T60">Amikor a keresési mélység 0, nem rögtön állásértékelés </text:span><text:span text:style-name="T61">következik, hiszen akkor elő</text:span><text:span text:style-name="T64">f</text:span><text:span text:style-name="T61">ordulhat, hogy a miatt </text:span><text:span text:style-name="T62">egy rossz lépés magas értékeléssel tér vissza. </text:span><text:span text:style-name="T63">Jóllehet ezzel elkerüli a forszirt anyagvesztő vonalak nagyját, mégis fellép a horizont-hatás</text:span><text:span text:style-name="T63"><text:note text:id="ftn3" text:note-class="endnote"><text:note-citation>3</text:note-citation><text:note-body><text:p text:style-name="Endnote"><text:a xlink:type="simple" xlink:href="https://www.chessprogramming.org/Horizon_Effect" text:style-name="Internet_20_link" text:visited-style-name="Visited_20_Internet_20_Link">https://www.chessprogramming.org/Horizon_Effect</text:a></text:p></text:note-body></text:note></text:span><text:span text:style-name="T63">, aminek nincs jó módja, hogy kiküszöböljük. </text:span><text:span text:style-name="T72">A keresés vázlata a következő:</text:span></text:p>
      <text:p text:style-name="Preformatted_20_Text">search(board, tomove, depth, alpha, beta){</text:p>
      <text:p text:style-name="Preformatted_20_Text"><text:tab/>if (depth == 0) return capturesearch(board, tomove, alpha, beta);</text:p>
      <text:p text:style-name="Preformatted_20_Text"><text:tab/>bitGenerateLegalmoves(board, tomove, <text:span text:style-name="T76">onlycaptures</text:span><text:span text:style-name="T75"> = </text:span>false);</text:p>
      <text:p text:style-name="Preformatted_20_Text"><text:tab/>if (<text:span text:style-name="T77">noLegalMoves</text:span>){</text:p>
      <text:p text:style-name="Preformatted_20_Text"><text:tab/><text:tab/>if (<text:span text:style-name="T84">bit</text:span>InCheck(board, tomove)) return blackwon - depth;</text:p>
      <text:p text:style-name="Preformatted_20_Text"><text:tab/><text:tab/>return draw;</text:p>
      <text:p text:style-name="Preformatted_20_Text"><text:tab/>}</text:p>
      <text:p text:style-name="Preformatted_20_Text"><text:tab/>for (<text:span text:style-name="T78">i in legalmoves</text:span>){<text:tab/><text:tab/></text:p>
      <text:p text:style-name="Preformatted_20_Text"><text:tab/><text:tab/>eval = -search(legalmoves[i], !tomove, depth-1, -beta, -alpha);</text:p>
      <text:p text:style-name="Preformatted_20_Text"><text:tab/><text:tab/>if (eval &gt;= beta) return beta;</text:p>
      <text:p text:style-name="Preformatted_20_Text"><text:tab/><text:tab/>if (alpha &lt; eval){ </text:p>
      <text:p text:style-name="Preformatted_20_Text"><text:tab/><text:tab/><text:tab/>alpha = eval;</text:p>
      <text:p text:style-name="Preformatted_20_Text"><text:tab/><text:tab/><text:tab/>if (depth == maxdepth) <text:span text:style-name="T79">best = legalmoves[i];</text:span></text:p>
      <text:p text:style-name="Preformatted_20_Text"><text:tab/><text:tab/>}</text:p>
      <text:p text:style-name="Preformatted_20_Text"><text:tab/>}</text:p>
      <text:p text:style-name="Preformatted_20_Text"><text:tab/>return alpha;</text:p>
      <text:p text:style-name="Preformatted_20_Text">}</text:p>
      <text:p text:style-name="P21">A <text:span text:style-name="T80">kereső függvény </text:span><text:span text:style-name="T81">egy számmal tér vissza, </text:span><text:span text:style-name="T82">ezért ha tudni akarjuk mi volt maga a lépés, </text:span><text:span text:style-name="T83">akkor pl. egy globális változóba azt is el kell tárolni (nyilván csak ha a mélység maximális). </text:span><text:span text:style-name="T85">Ezt helyettesítendő a hash pozíciót tárol</text:span><text:span text:style-name="T86">hat</text:span><text:span text:style-name="T85">juk </text:span><text:span text:style-name="T86">a táblába, így utólag megtudható az egész legjobb vonal (pv, principal variation), </text:span><text:span text:style-name="T95">ha eltároljuk a jelenlegi állásban a legjobb lépést is. Azt egy táblán lelépkedve majd </text:span><text:span text:style-name="T97">belőle</text:span><text:span text:style-name="T95"> hash-t készítve kikereshetjük a </text:span><text:span text:style-name="T96">hash </text:span><text:span text:style-name="T95">táblában </text:span><text:span text:style-name="T98">a következő legjob lépést, és így tovább.</text:span></text:p>
      <text:p text:style-name="First_20_line_20_indent"><text:soft-page-break/>Mivel a bi<text:span text:style-name="T87">ttáblás lépésgenerálás </text:span><text:span text:style-name="T88">eredménye is bittábla, a lépés elmentéséhez kell egy visszafelé alakító függvény is. </text:span><text:span text:style-name="T89">Ez </text:span><text:span text:style-name="T90">annak ismeretében hogy ki lép, viszonylag gyors, mert elég megnéznie, hogy a lépésre következő fél figurái közül melyek változtak, és az lesz a lépés. Ha a királyt nézzük elsőnek, nem lesz gond a sánccal sem, hiszen a bástya változást nem jelöljük, csak hogy pl e1g1. </text:span><text:span text:style-name="T103">A</text:span><text:span text:style-name="T91"> gyalogbevitelnél annyi számít, hogy számon tartsuk a különbségek számát, </text:span><text:span text:style-name="T103">a</text:span><text:span text:style-name="T91">zaz ha csak 1 helyen tér el a vezérek bittáblája, akkor azt vettük fel, és csak a gyalog változását kell még megkeresni.</text:span></text:p>
      <text:h text:style-name="Heading_20_3" text:outline-level="3">Quiescence <text:span text:style-name="T55">keresés</text:span></text:h>
      <text:p text:style-name="P20">A quiescence keresés, <text:span text:style-name="T92">azaz csak ütések keresés</text:span> <text:span text:style-name="T93">motivációja</text:span>, hogy amíg vannak ütések<text:span text:style-name="T94">és lógó figurák</text:span> a táblán, addig nem megbízható az állásértkelés. Ezért az utolsó értelmes ütés után végezzük el azt, addig csak ütéseket generálva <text:span text:style-name="T65">folytatjuk a keresés</text:span><text:span text:style-name="T66">t. Hogy az értelmetlen áldozatokat kizárjuk, plusz feltételeket</text:span><text:span text:style-name="T66"><text:note text:id="ftn4" text:note-class="endnote"><text:note-citation>4</text:note-citation><text:note-body><text:p text:style-name="P13"><text:a xlink:type="simple" xlink:href="https://www.youtube.com/watch?v=U4ogK0MIzqk&amp;t=1023s" text:style-name="Internet_20_link" text:visited-style-name="Visited_20_Internet_20_Link">https://www.youtube.com/watch?v=U4ogK0MIzqk&amp;t=1023s</text:a></text:p></text:note-body></text:note></text:span><text:span text:style-name="T66"> érdemes az alfa-béta levágás mellé tenni, </text:span><text:span text:style-name="T71">ahogy a pszeudokód mutatja</text:span><text:span text:style-name="T66">:</text:span></text:p>
      <text:p text:style-name="Preformatted_20_Text">capturesearch(board, <text:span text:style-name="T73">t</text:span>omove, alpha, beta)<text:span text:style-name="T68">{</text:span></text:p>
      <text:p text:style-name="Preformatted_20_Text"><text:tab/>eval = fulleval(board, tomove);</text:p>
      <text:p text:style-name="Preformatted_20_Text"><text:tab/>if (eval &gt;= beta) return beta;</text:p>
      <text:p text:style-name="Preformatted_20_Text"><text:tab/>alpha = max(alpha, eval);</text:p>
      <text:p text:style-name="Preformatted_20_Text"><text:tab/>bitGenerateLegalmoves<text:span text:style-name="T70">(onlycaptures = true)</text:span>;</text:p>
      <text:p text:style-name="Preformatted_20_Text"><text:tab/>if (<text:span text:style-name="T69">n</text:span><text:span text:style-name="T74">oCapture</text:span><text:span text:style-name="T69">s</text:span>){</text:p>
      <text:p text:style-name="Preformatted_20_Text"><text:tab/><text:tab/>return eval;</text:p>
      <text:p text:style-name="Preformatted_20_Text"><text:tab/>}</text:p>
      <text:p text:style-name="Preformatted_20_Text"><text:tab/>//<text:span text:style-name="T67">szokásos alfa béta keresés</text:span></text:p>
      <text:p text:style-name="Preformatted_20_Text"><text:tab/>//...</text:p>
      <text:p text:style-name="P29"><text:tab/>return alpha;</text:p>
      <text:p text:style-name="P29">}</text:p>
      <text:p text:style-name="P18"/>
      <text:h text:style-name="P34" text:outline-level="3"><text:bookmark-start text:name="__RefHeading___Toc342_3491553982"/>Zobrist hashing<text:note text:id="ftn5" text:note-class="endnote"><text:note-citation>5</text:note-citation><text:note-body><text:p text:style-name="P12"><text:s text:c="2"/><text:a xlink:type="simple" xlink:href="https://www.chessprogramming.org/Zobrist_Hashing" text:style-name="Internet_20_link" text:visited-style-name="Visited_20_Internet_20_Link">https://www.chessprogramming.org/Zobrist_Hashing</text:a></text:p></text:note-body></text:note><text:bookmark-end text:name="__RefHeading___Toc342_3491553982"/></text:h>
      <text:p text:style-name="P5">Albert Zobrist 1970-ben publikálta a módszerét, melynek egy változatát használja a program is. <text:span text:style-name="T14">A hash tábla kulcsa, azaz maga a hash-elt pozíció </text:span><text:span text:style-name="T16">a következő elemekből épül fel</text:span><text:span text:style-name="T14">:</text:span></text:p>
      <text:p text:style-name="P8">typedef struct key{</text:p>
      <text:p text:style-name="P8"><text:tab/>u64 squares[64][12]; //12 <text:span text:style-name="T30">figura a </text:span><text:span text:style-name="T24">64 </text:span><text:span text:style-name="T30">mezőn egyedi számmal</text:span></text:p>
      <text:p text:style-name="P9"><text:tab/>u64 castlerights[4][2]; </text:p>
      <text:p text:style-name="P9"><text:tab/>/* 4 <text:span text:style-name="T30">szám jelzi a </text:span>4 s<text:span text:style-name="T30">áncolási irányt</text:span>, </text:p>
      <text:p text:style-name="P9"><text:tab/>* <text:span text:style-name="T30">és</text:span> 2 <text:span text:style-name="T30">szám</text:span> <text:span text:style-name="T30">hogy </text:span><text:span text:style-name="T31">lehetséges-e</text:span>.</text:p>
      <text:p text:style-name="P8"><text:tab/>* [3]<text:span text:style-name="T15">[]</text:span> = q</text:p>
      <text:p text:style-name="P8"><text:tab/>* [2]<text:span text:style-name="T15">[]</text:span> = k</text:p>
      <text:p text:style-name="P8"><text:tab/>* [1]<text:span text:style-name="T15">[]</text:span> = Q</text:p>
      <text:p text:style-name="P8"><text:tab/>* [0]<text:span text:style-name="T15">[]</text:span> = K</text:p>
      <text:p text:style-name="P8"><text:tab/>* [][0] = <text:span text:style-name="T32">nem lehet</text:span></text:p>
      <text:p text:style-name="P8"><text:tab/>* [][1] = <text:span text:style-name="T32">lehet</text:span></text:p>
      <text:p text:style-name="P8"><text:tab/>*/</text:p>
      <text:p text:style-name="P8"><text:tab/>u64 enpassantfile[8]; //a = [0], h = [7], <text:span text:style-name="T33">ha nincs, ne vegyük be</text:span></text:p>
      <text:p text:style-name="P8"><text:tab/>u64 tomove; //<text:span text:style-name="T33">vegyük be, ha sötét lép</text:span></text:p>
      <text:p text:style-name="P8">}key;</text:p>
      <text:p text:style-name="P6">A hash-eléssel foglalkozó C fájlban globális változó a key Zobrist, melyet (determinisztikus) véletlen <text:span text:style-name="T17">számokkal </text:span><text:span text:style-name="T19">feltöltünk a játszma elején. </text:span><text:span text:style-name="T20">Ehhez </text:span><text:span text:style-name="T21">a Mersenne twister egy változatát</text:span><text:span text:style-name="T21"><text:note text:id="ftn6" text:note-class="endnote"><text:note-citation>6</text:note-citation><text:note-body><text:p text:style-name="P12"><text:s text:c="2"/><text:a xlink:type="simple" xlink:href="https://www.programmingalgorithms.com/algorithm/mersenne-twister/c/" text:style-name="Internet_20_link" text:visited-style-name="Visited_20_Internet_20_Link">https://www.programmingalgorithms.com/algorithm/mersenne-twister/c/</text:a></text:p></text:note-body></text:note></text:span><text:span text:style-name="T21"> használom, ami 32 bites számokat állít elő, a 64 bites véletlen szám</text:span><text:span text:style-name="T23">ot</text:span><text:span text:style-name="T21"> pedig két ilyen szám egymás mellé </text:span><text:span text:style-name="T22">tétele</text:span><text:span text:style-name="T21"> adja. </text:span><text:span text:style-name="T25">Egy adott állás hash értékét úgy állíthatjuk elő, hogy végigmegyünk a mezőkön, és a foglalt mezőkön lévő figurák véletlen számait össze XOR-ozzuk a az en passant, sáncolás </text:span><text:span text:style-name="T26">és lépésre következő szín</text:span><text:span text:style-name="T25"> megfelelő értékeivel. </text:span></text:p>
      <text:p text:style-name="P7">A lépések generálásakor nem hozzuk létre újra és újra a hash-et, hanem az XOR kedvező tulajdonságait használjuk ki <text:span text:style-name="T39">(önmaga inverze) </text:span><text:span text:style-name="T41">az alábbi pszeudokód</text:span><text:span text:style-name="T42">ban</text:span>:</text:p>
      <text:p text:style-name="P25">//<text:span text:style-name="T38">a régi hash-ből indulunk ki</text:span></text:p>
      <text:p text:style-name="P25">newboard.hash = oldboard.hash;</text:p>
      <text:p text:style-name="P25">//<text:span text:style-name="T29">törölni a régi </text:span><text:span text:style-name="T34">figurát</text:span></text:p>
      <text:p text:style-name="P26">newboard.hash ^= <text:span text:style-name="T28">Zobrist.squares[indulasi_mezo][figura];</text:span></text:p>
      <text:p text:style-name="P26"><text:soft-page-break/>//<text:span text:style-name="T35">az új helyre tenni a figurát</text:span></text:p>
      <text:p text:style-name="P27">newboard.hash ^= <text:span text:style-name="T28">Zobrist.squares[erkezesi_mezo][figura];</text:span></text:p>
      <text:p text:style-name="P27">//<text:span text:style-name="T36">ha ütés, az ellenfél figurát törölni</text:span></text:p>
      <text:p text:style-name="P28"><text:span text:style-name="T40">if (takes == true) </text:span>newboard.hash ^= <text:span text:style-name="T28">Zobrist.squares[erkezesi_mezo][</text:span><text:span text:style-name="T37">ellenfel_figura</text:span><text:span text:style-name="T28">];</text:span></text:p>
      <text:p text:style-name="P14">A sánc, en passant és gyalogátváltozás további elágazásokat igényel, de <text:span text:style-name="T43">hasonlóan megoldható.</text:span> </text:p>
      <text:p text:style-name="P15">Így jóval kevesebb művelettel előállítható az új állás hash értéke, mintha kiszámolnánk a nulláról.</text:p>
      <text:h text:style-name="Heading_20_3" text:outline-level="3">Hash tábla / <text:span text:style-name="T99">Transzpozíciós tábla</text:span></text:h>
      <text:p text:style-name="P22">A hash tábla egy eleme lényegében bármit tartalmazhatna ami segít leírni az állást, mégis létezik konszenzus, hogy mit érdemes mindenképpen beletenni. <text:span text:style-name="T100">Az elemek jó megválasztása teszi lehetővé, hogy az iteratív mélyítés teljes hatékonyságában tudjon működni, hiszen a végjátékokban például az ismétlődő állások száma olyan magas, hogy több féllépés mélyítés is lehetséges </text:span><text:span text:style-name="T101">bizonyos helyzetekben</text:span><text:span text:style-name="T100"> ennek hála</text:span><text:span text:style-name="T100"><text:note text:id="ftn7" text:note-class="endnote"><text:note-citation>7</text:note-citation><text:note-body><text:p text:style-name="Endnote"><text:a xlink:type="simple" xlink:href="https://web.archive.org/web/20071031100051/http://www.brucemo.com/compchess/programming/hashing.htm" text:style-name="Internet_20_link" text:visited-style-name="Visited_20_Internet_20_Link">https://web.archive.org/web/20071031100051/http://www.brucemo.com/compchess/programming/hashing.htm</text:a></text:p><text:p text:style-name="P12"/></text:note-body></text:note></text:span><text:span text:style-name="T100">. </text:span></text:p>
      <text:p text:style-name="P23">A használt struktúra hozzá:</text:p>
      <text:p text:style-name="Preformatted_20_Text">typedef enum <text:span text:style-name="T102">eval</text:span>flag{</text:p>
      <text:p text:style-name="Preformatted_20_Text"><text:tab/>exact, alpha, beta</text:p>
      <text:p text:style-name="Preformatted_20_Text">}<text:span text:style-name="T102">eval</text:span>flag;</text:p>
      <text:p text:style-name="Preformatted_20_Text"/>
      <text:p text:style-name="Preformatted_20_Text">typedef struct hashentry{</text:p>
      <text:p text:style-name="Preformatted_20_Text"><text:tab/>u64 position; //key</text:p>
      <text:p text:style-name="Preformatted_20_Text"><text:tab/>int eval;</text:p>
      <text:p text:style-name="Preformatted_20_Text"><text:tab/><text:span text:style-name="T102">eval</text:span>flag flag;</text:p>
      <text:p text:style-name="Preformatted_20_Text"><text:tab/>int depth;</text:p>
      <text:p text:style-name="Preformatted_20_Text"><text:tab/>move m;</text:p>
      <text:p text:style-name="Preformatted_20_Text">}hashentry;</text:p>
      <text:p text:style-name="First_20_line_20_inden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font-variant="small-caps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21cm" style:contextual-spacing="false" style:page-number="auto"/>
      <style:text-properties fo:font-variant="small-caps" fo:font-size="15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variant="small-caps" fo:font-size="20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variant="small-caps" fo:font-size="12pt" fo:font-weight="normal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.101cm" fo:margin-bottom="0.049cm" style:contextual-spacing="false" fo:text-align="justify" style:justify-single-word="false" fo:text-indent="0.499c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1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[" style:num-suffix="]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9:22:16.441717594</meta:creation-date>
    <dc:date>2024-02-17T12:45:48.182734528</dc:date>
    <meta:editing-duration>PT8H50M35S</meta:editing-duration>
    <meta:editing-cycles>303</meta:editing-cycles>
    <meta:generator>LibreOffice/7.3.7.2$Linux_X86_64 LibreOffice_project/30$Build-2</meta:generator>
    <meta:document-statistic meta:table-count="0" meta:image-count="0" meta:object-count="0" meta:page-count="5" meta:paragraph-count="131" meta:word-count="1215" meta:character-count="8701" meta:non-whitespace-character-count="7456"/>
  </office:meta>
</office:document-meta>
</file>